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033cm" fo:margin-left="0.328cm" fo:margin-right="6.639cm" table:align="margins" style:shadow="none"/>
    </style:style>
    <style:style style:name="表格1.A" style:family="table-column">
      <style:table-column-properties style:column-width="10.033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839cm" table:align="margins"/>
    </style:style>
    <style:style style:name="表格2.A" style:family="table-column">
      <style:table-column-properties style:column-width="4.919cm" style:rel-column-width="32767*"/>
    </style:style>
    <style:style style:name="表格2.B" style:family="table-column">
      <style:table-column-properties style:column-width="4.919cm" style:rel-column-width="3276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color="#000000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text-properties fo:font-size="9pt" style:font-size-asian="9pt" style:language-asian="zh" style:country-asian="CN" style:font-size-complex="9pt"/>
    </style:style>
    <style:style style:name="T1" style:family="text">
      <style:text-properties style:font-name-asian="ËÎÌå" style:font-size-asian="15pt" style:language-asian="zh" style:country-asian="CN"/>
    </style:style>
    <style:style style:name="T2" style:family="text">
      <style:text-properties style:font-name="ËÎÌå" fo:font-size="15pt"/>
    </style:style>
    <style:style style:name="T3" style:family="text">
      <style:text-properties style:font-name="ËÎÌå" fo:font-size="15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[[repeatIn(objects,'o')]]</text:p>
            <text:p text:style-name="P1"><text:span text:style-name="T1">合格标签</text:span><text:span text:style-name="T3">/</text:span><text:span text:style-name="T2">QC PASS</text:span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4">客户代号：</text:p>
                  <text:p text:style-name="P4">Customer</text:p>
                </table:table-cell>
                <table:table-cell table:style-name="表格2.B1" office:value-type="string">
                  <text:p text:style-name="P4">档案号：</text:p>
                  <text:p text:style-name="P4">File NO.</text:p>
                </table:table-cell>
              </table:table-row>
              <table:table-row>
                <table:table-cell table:style-name="表格2.A2" office:value-type="string">
                  <text:p text:style-name="P4">零件号：</text:p>
                  <text:p text:style-name="P4">Part NO</text:p>
                </table:table-cell>
                <table:table-cell table:style-name="表格2.B2" office:value-type="string">
                  <text:p text:style-name="P4">生产批次号：</text:p>
                  <text:p text:style-name="P4">Production NO.</text:p>
                </table:table-cell>
              </table:table-row>
              <table:table-row>
                <table:table-cell table:style-name="表格2.A2" office:value-type="string">
                  <text:p text:style-name="P4">物料编码：</text:p>
                  <text:p text:style-name="P4">Order No.</text:p>
                </table:table-cell>
                <table:table-cell table:style-name="表格2.B2" office:value-type="string">
                  <text:p text:style-name="P4">订单批次号：</text:p>
                  <text:p text:style-name="P4">Order Batch NO.</text:p>
                </table:table-cell>
              </table:table-row>
              <table:table-row>
                <table:table-cell table:style-name="表格2.A2" office:value-type="string">
                  <text:p text:style-name="P4">数 量：</text:p>
                  <text:p text:style-name="P4">Q T Y</text:p>
                </table:table-cell>
                <table:table-cell table:style-name="表格2.B2" office:value-type="string">
                  <text:p text:style-name="P4">日 <text:s/>期：</text:p>
                  <text:p text:style-name="P4">The Date</text:p>
                </table:table-cell>
              </table:table-row>
              <table:table-row>
                <table:table-cell table:style-name="表格2.A2" office:value-type="string">
                  <text:p text:style-name="P4">包 装 员：</text:p>
                  <text:p text:style-name="P4">packager</text:p>
                </table:table-cell>
                <table:table-cell table:style-name="表格2.B2" office:value-type="string">
                  <text:p text:style-name="P4">包装日期：</text:p>
                  <text:p text:style-name="P4">The Date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6:18:54.56</dc:date>
    <dc:creator>wang sheng wang</dc:creator>
    <meta:editing-duration>PT2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22" meta:word-count="48" meta:character-count="177"/>
  </office:meta>
</office:document-meta>
</file>